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bigbox" draw:id="id1" draw:layer="layout" svg:width="4cm" svg:height="1cm" svg:x="0.068cm" svg:y="0.141cm">
            <text:p text:style-name="P1">File on disk</text:p>
            <draw:enhanced-geometry svg:viewBox="0 0 21600 21600" draw:type="rectangle" draw:enhanced-path="M 0 0 L 21600 0 21600 21600 0 21600 0 0 Z N"/>
          </draw:custom-shape>
          <draw:frame draw:style-name="actiontext" draw:layer="layout" svg:width="1.455cm" svg:height="0.683cm" svg:x="4.798cm" svg:y="0.375cm">
            <draw:text-box>
              <text:p text:style-name="P1">dB_in</text:p>
            </draw:text-box>
          </draw:frame>
          <draw:custom-shape draw:style-name="bigbox" draw:text-style-name="P1" draw:id="id2" draw:layer="layout" svg:width="4cm" svg:height="1cm" svg:x="0.068cm" svg:y="1.567cm">
            <text:p text:style-name="P1">Filter1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actiontext" draw:layer="layout" svg:width="2.255cm" svg:height="1.115cm" svg:x="4.735cm" svg:y="1.508cm">
            <draw:text-box>
              <text:p text:style-name="P1">gain_1</text:p>
              <text:p text:style-name="P1">basegain_1</text:p>
            </draw:text-box>
          </draw:frame>
          <draw:custom-shape draw:style-name="bigbox" draw:id="id5" draw:layer="layout" svg:width="4cm" svg:height="1cm" svg:x="0.068cm" svg:y="2.942cm">
            <text:p text:style-name="P1">Filter2</text:p>
            <draw:enhanced-geometry svg:viewBox="0 0 21600 21600" draw:type="rectangle" draw:enhanced-path="M 0 0 L 21600 0 21600 21600 0 21600 0 0 Z N"/>
          </draw:custom-shape>
          <draw:frame draw:style-name="actiontext" draw:layer="layout" svg:width="2.255cm" svg:height="1.115cm" svg:x="4.735cm" svg:y="2.909cm">
            <draw:text-box>
              <text:p text:style-name="P1">gain_2</text:p>
              <text:p text:style-name="P1">basegain_2</text:p>
            </draw:text-box>
          </draw:frame>
          <draw:custom-shape draw:style-name="bigbox" draw:id="id3" draw:layer="layout" svg:width="4cm" svg:height="1cm" svg:x="0.068cm" svg:y="5.142cm">
            <text:p text:style-name="P1">FilterN</text:p>
            <draw:enhanced-geometry svg:viewBox="0 0 21600 21600" draw:type="rectangle" draw:enhanced-path="M 0 0 L 21600 0 21600 21600 0 21600 0 0 Z N"/>
          </draw:custom-shape>
          <draw:frame draw:style-name="actiontext" draw:layer="layout" svg:width="2.339cm" svg:height="1.115cm" svg:x="4.735cm" svg:y="5.109cm">
            <draw:text-box>
              <text:p text:style-name="P1">gain_N</text:p>
              <text:p text:style-name="P1">basegain_N</text:p>
            </draw:text-box>
          </draw:frame>
          <draw:custom-shape draw:style-name="bigbox" draw:id="id4" draw:layer="layout" svg:width="4cm" svg:height="1cm" svg:x="0.068cm" svg:y="6.542cm">
            <text:p text:style-name="P1">Device</text:p>
            <draw:enhanced-geometry svg:viewBox="0 0 21600 21600" draw:type="rectangle" draw:enhanced-path="M 0 0 L 21600 0 21600 21600 0 21600 0 0 Z N"/>
          </draw:custom-shape>
          <draw:frame draw:style-name="actiontext" draw:layer="layout" svg:width="1.645cm" svg:height="0.683cm" svg:x="4.735cm" svg:y="6.709cm">
            <draw:text-box>
              <text:p text:style-name="P1">gain_D</text:p>
            </draw:text-box>
          </draw:frame>
          <draw:custom-shape draw:style-name="bigbox" draw:id="id6" draw:layer="layout" svg:width="4cm" svg:height="1cm" svg:x="9.668cm" svg:y="1.575cm">
            <text:p text:style-name="P1">Adaptive procedure</text:p>
            <draw:enhanced-geometry svg:viewBox="0 0 21600 21600" draw:type="rectangle" draw:enhanced-path="M 0 0 L 21600 0 21600 21600 0 21600 0 0 Z N"/>
          </draw:custom-shape>
          <draw:custom-shape draw:style-name="bigbox" draw:id="id7" draw:layer="layout" svg:width="4cm" svg:height="1cm" svg:x="9.668cm" svg:y="3.575cm">
            <text:p text:style-name="P1">Calibrator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035cm" svg:height="1cm" draw:transform="rotate (1.5707963267946) translate (1.418cm 5.12cm)">
            <draw:text-box>
              <text:p text:style-name="P1">...</text:p>
            </draw:text-box>
          </draw:frame>
          <draw:frame draw:style-name="actiontext" draw:layer="layout" svg:width="1.649cm" svg:height="0.683cm" svg:x="4.799cm" svg:y="7.876cm">
            <draw:text-box>
              <text:p text:style-name="P1">dB_out</text:p>
            </draw:text-box>
          </draw:frame>
          <draw:connector draw:style-name="connectarrow" draw:layer="layout" svg:x1="2.068cm" svg:y1="1.141cm" svg:x2="2.068cm" svg:y2="1.567cm" draw:start-shape="id1" draw:start-glue-point="2" draw:end-shape="id2" draw:end-glue-point="0" svg:d="m2068 1141v426">
            <text:p text:style-name="P1"/>
          </draw:connector>
          <draw:connector draw:style-name="connectarrow" draw:layer="layout" svg:x1="2.068cm" svg:y1="6.142cm" svg:x2="2.068cm" svg:y2="6.542cm" draw:start-shape="id3" draw:start-glue-point="2" draw:end-shape="id4" draw:end-glue-point="0" svg:d="m2068 6142v400">
            <text:p text:style-name="P1"/>
          </draw:connector>
          <draw:connector draw:style-name="connectarrow" draw:layer="layout" svg:x1="2.068cm" svg:y1="2.567cm" svg:x2="2.068cm" svg:y2="2.942cm" draw:start-shape="id2" draw:start-glue-point="2" draw:end-shape="id5" draw:end-glue-point="0" svg:d="m2068 2567v375">
            <text:p text:style-name="P1"/>
          </draw:connector>
          <draw:connector draw:style-name="connectarrow" draw:text-style-name="P3" draw:layer="layout" draw:type="curve" svg:x1="11.668cm" svg:y1="2.575cm" svg:x2="7.279cm" svg:y2="3.271cm" draw:start-shape="id6" draw:start-glue-point="2" svg:d="m11668 2575c0 916-4389 569-4389 696">
            <text:p text:style-name="P2"><text:span text:style-name="T1">set gain_i</text:span></text:p>
          </draw:connector>
          <draw:connector draw:style-name="connectarrow" draw:text-style-name="P3" draw:layer="layout" draw:type="curve" svg:x1="11.668cm" svg:y1="4.575cm" svg:x2="7.28cm" svg:y2="5.271cm" draw:start-shape="id7" draw:start-glue-point="2" svg:d="m11668 4575c0 916-4388 569-4388 696">
            <text:p text:style-name="P2"><text:span text:style-name="T1">set gain_j</text:span></text:p>
          </draw:connector>
          <draw:line draw:style-name="connectarrow" draw:layer="layout" svg:x1="5.635cm" svg:y1="1.142cm" svg:x2="5.635cm" svg:y2="1.596cm">
            <text:p text:style-name="P1"/>
          </draw:line>
          <draw:line draw:style-name="connectarrow" draw:layer="layout" svg:x1="5.635cm" svg:y1="7.442cm" svg:x2="5.635cm" svg:y2="7.896cm">
            <text:p text:style-name="P1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.03cm" svg:stroke-color="#000000" draw:marker-start-width="0.1cm" draw:marker-start-center="false" draw:marker-end-width="0.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igbox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  <style:paragraph-properties fo:text-align="center"/>
      <style:text-properties fo:font-family="'Times New Roman'" style:font-style-name="Normal" style:font-family-generic="roman" style:font-pitch="variable" fo:font-size="12pt"/>
    </style:style>
    <style:style style:name="bigboxtitl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bigbox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AR PL ShanHeiSun Un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mallbox" style:family="graphic" style:parent-style-name="standard">
      <style:graphic-properties draw:stroke-dash="Dash_20_2" svg:stroke-width="0.05cm" draw:marker-start-width="0.275cm" draw:marker-end-width="0.275cm" draw:fill="solid" draw:fill-color="#ffffff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padding-top="0.15cm" fo:padding-bottom="0.15cm" fo:padding-left="0.275cm" fo:padding-right="0.275cm"/>
      <style:paragraph-properties fo:text-align="center"/>
      <style:text-properties fo:font-size="12pt"/>
    </style:style>
    <style:style style:name="smallboxtitl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font-size="12pt" style:font-size-asian="14pt" style:font-size-complex="14pt"/>
    </style:style>
    <style:style style:name="referencebox" style:family="graphic" style:parent-style-name="standard">
      <style:graphic-properties draw:stroke="none" svg:stroke-width="0.05cm" draw:marker-start-width="0.275cm" draw:marker-end-width="0.275cm" draw:fill="solid" draw:fill-color="#c0c0c0" draw:fill-image-width="0cm" draw:fill-image-height="0cm" draw:textarea-horizontal-align="justify" draw:textarea-vertical-align="middle" draw:auto-grow-height="false" fo:padding-top="0.15cm" fo:padding-bottom="0.15cm" fo:padding-left="0.275cm" fo:padding-right="0.275cm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bigarrow" style:family="graphic" style:parent-style-name="standard">
      <style:graphic-properties draw:stroke="solid" draw:stroke-dash="Ultrafine_20_Dashed" svg:stroke-width="0.03cm" draw:marker-start-width="0.26cm" draw:marker-end="Arrow" draw:marker-end-width="0.26cm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/>
      <style:paragraph-properties fo:text-align="center"/>
    </style:style>
    <style:style style:name="actiontext" style:family="graphic" style:parent-style-name="standard">
      <style:graphic-properties draw:stroke="none" draw:stroke-dash="Dash_20_2" svg:stroke-color="#000000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>
        <text:list-style style:name="actiontext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Times New Roman'" style:font-style-name="Normal" style:font-family-generic="roman" style:font-pitch="variable" fo:font-size="11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AR PL ShanHeiSun Uni'" style:font-family-generic-asian="system" style:font-pitch-asian="variable" style:font-size-asian="14pt" style:language-asian="zxx" style:country-asian="none" style:font-style-asian="normal" style:font-weight-asian="bold" style:font-family-complex="Tahoma" style:font-family-generic-complex="system" style:font-pitch-complex="variable" style:font-size-complex="14pt" style:language-complex="zxx" style:country-complex="none" style:font-style-complex="normal" style:font-weight-complex="bold" style:text-emphasize="none" style:text-scale="100%" style:font-relief="none" fo:hyphenate="false"/>
    </style:style>
    <style:style style:name="trialline" style:family="graphic" style:parent-style-name="standard">
      <style:graphic-properties draw:stroke="dash" draw:stroke-dash="Fine_20_Dashed_20__28_var_29_" svg:stroke-width="0.05cm" svg:stroke-color="#c0c0c0" draw:marker-start-width="0.28cm" draw:marker-end-width="0.28cm" draw:textarea-horizontal-align="center" draw:textarea-vertical-align="middle" fo:padding-top="0.175cm" fo:padding-bottom="0.175cm" fo:padding-left="0.3cm" fo:padding-right="0.3cm"/>
      <style:paragraph-properties fo:text-align="center"/>
    </style:style>
    <style:style style:name="smallarrow" style:family="graphic" style:parent-style-name="standard">
      <style:graphic-properties draw:stroke="dash" draw:stroke-dash="Ultrafine_20_Dashed" svg:stroke-color="#333333" draw:marker-start-width="0.15cm" draw:marker-end="Arrow" draw:marker-end-width="0.15cm" draw:fill-image-width="0cm" draw:fill-image-height="0cm" draw:textarea-horizontal-align="center" draw:textarea-vertical-align="middle"/>
      <style:paragraph-properties fo:text-align="center"/>
    </style:style>
    <style:style style:name="bigboxline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35cm" fo:padding-bottom="0.135cm" fo:padding-left="0.26cm" fo:padding-right="0.26cm"/>
      <style:paragraph-properties fo:text-align="center"/>
    </style:style>
    <style:style style:name="connectarrow" style:family="graphic" style:parent-style-name="bigarrow">
      <style:graphic-properties svg:stroke-width="0.05cm" draw:marker-start-width="0.2cm" draw:marker-end-width="0.2cm"/>
    </style:style>
  </office:styles>
  <office:automatic-styles>
    <style:page-layout style:name="PM0">
      <style:page-layout-properties fo:margin-top="0cm" fo:margin-bottom="0cm" fo:margin-left="0cm" fo:margin-right="0cm" fo:page-width="13.7cm" fo:page-height="8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m Francart</meta:initial-creator>
    <meta:creation-date>2007-11-09T13:47:54</meta:creation-date>
    <dc:creator>Tom Francart</dc:creator>
    <dc:date>2008-06-24T15:34:30</dc:date>
    <meta:printed-by>Tom Francart</meta:printed-by>
    <meta:print-date>2007-11-09T17:41:46</meta:print-date>
    <meta:editing-cycles>15</meta:editing-cycles>
    <meta:editing-duration>PT6H52M46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